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518cm" fo:min-width="3.036cm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ffffff" draw:textarea-vertical-align="middle" draw:auto-grow-height="false" fo:min-height="3.5cm" fo:min-width="3.75cm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ffffff" draw:textarea-vertical-align="middle" draw:auto-grow-height="false" fo:min-height="1.75cm" fo:min-width="2.87cm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standard">
      <style:graphic-properties draw:fill="solid" draw:fill-color="#ffffff" draw:textarea-vertical-align="middle" draw:auto-grow-height="false" fo:min-height="1.626cm" fo:min-width="2.626cm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1" draw:marker-end-width="0.3cm" draw:fill="none" draw:textarea-vertical-align="middle" loext:decorative="false"/>
      <style:paragraph-properties style:writing-mode="lr-tb"/>
    </style:style>
    <style:style style:name="gr16" style:family="graphic" style:parent-style-name="standard">
      <style:graphic-properties draw:fill="solid" draw:fill-color="#ffffff" draw:textarea-vertical-align="middle" draw:auto-grow-height="false" fo:min-height="3.5cm" fo:min-width="7cm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2.5cm" svg:x="7.75cm" svg:y="1cm">
          <text:p text:style-name="P1">Déb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5cm" svg:y1="3.5cm" svg:x2="10.25cm" svg:y2="5cm">
          <text:p/>
        </draw:line>
        <draw:custom-shape draw:style-name="gr3" draw:text-style-name="P2" draw:layer="layout" svg:width="4.25cm" svg:height="3.75cm" svg:x="8cm" svg:y="11.5cm">
          <text:p text:style-name="P1">Indiquer ( croix ) sur la carte microbi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4cm" svg:height="4cm" svg:x="6.921cm" svg:y="5.09cm">
          <text:p text:style-name="P4"><text:span text:style-name="T1">Assez d’eau dans le reservoir ? 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3" draw:layer="layout" svg:x1="13.75cm" svg:y1="7cm" svg:x2="17cm" svg:y2="7cm">
          <text:p/>
        </draw:line>
        <draw:line draw:style-name="gr6" draw:text-style-name="P3" draw:layer="layout" svg:x1="17cm" svg:y1="4.25cm" svg:x2="10.5cm" svg:y2="4.25cm">
          <text:p/>
        </draw:line>
        <draw:frame draw:style-name="gr7" draw:text-style-name="P6" draw:layer="layout" svg:width="1.349cm" svg:height="0.962cm" svg:x="13.979cm" svg:y="5.979cm">
          <draw:text-box>
            <text:p>oui</text:p>
          </draw:text-box>
        </draw:frame>
        <draw:line draw:style-name="gr8" draw:text-style-name="P3" draw:layer="layout" svg:x1="10.25cm" svg:y1="9.25cm" svg:x2="10.25cm" svg:y2="11.25cm">
          <text:p/>
        </draw:line>
        <draw:frame draw:style-name="gr7" draw:text-style-name="P6" draw:layer="layout" svg:width="1.561cm" svg:height="0.962cm" svg:x="10.689cm" svg:y="9.75cm">
          <draw:text-box>
            <text:p>non</text:p>
          </draw:text-box>
        </draw:frame>
        <draw:line draw:style-name="gr9" draw:text-style-name="P3" draw:layer="layout" svg:x1="10.25cm" svg:y1="15.25cm" svg:x2="10.25cm" svg:y2="17cm">
          <text:p/>
        </draw:line>
        <draw:custom-shape draw:style-name="gr10" draw:text-style-name="P2" draw:layer="layout" svg:width="6.25cm" svg:height="3.75cm" svg:x="7.25cm" svg:y="17.25cm">
          <text:p text:style-name="P1">Terre humide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1" draw:text-style-name="P3" draw:layer="layout" svg:x1="13.5cm" svg:y1="19cm" svg:x2="16.25cm" svg:y2="19cm">
          <text:p/>
        </draw:line>
        <draw:line draw:style-name="gr12" draw:text-style-name="P3" draw:layer="layout" svg:x1="16.25cm" svg:y1="19cm" svg:x2="16.25cm" svg:y2="15.75cm">
          <text:p/>
        </draw:line>
        <draw:line draw:style-name="gr13" draw:text-style-name="P3" draw:layer="layout" svg:x1="16cm" svg:y1="16cm" svg:x2="10.75cm" svg:y2="16cm">
          <text:p/>
        </draw:line>
        <draw:frame draw:style-name="gr14" draw:text-style-name="P6" draw:layer="layout" svg:width="1.913cm" svg:height="0.962cm" svg:x="14.087cm" svg:y="18.038cm">
          <draw:text-box>
            <text:p>NON</text:p>
          </draw:text-box>
        </draw:frame>
        <draw:line draw:style-name="gr15" draw:text-style-name="P3" draw:layer="layout" svg:x1="10.5cm" svg:y1="21.25cm" svg:x2="10.5cm" svg:y2="23.25cm">
          <text:p/>
        </draw:line>
        <draw:frame draw:style-name="gr7" draw:text-style-name="P6" draw:layer="layout" svg:width="2.75cm" svg:height="0.962cm" svg:x="10.5cm" svg:y="21.5cm">
          <draw:text-box>
            <text:p>OUI</text:p>
          </draw:text-box>
        </draw:frame>
        <draw:custom-shape draw:style-name="gr3" draw:text-style-name="P2" draw:layer="layout" svg:width="4.25cm" svg:height="3.75cm" svg:x="8cm" svg:y="11.5cm">
          <text:p text:style-name="P1">Indiquer ( croix ) sur la carte microbi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5cm" svg:height="3.75cm" svg:x="7cm" svg:y="23.25cm">
          <text:p text:style-name="P1">La pompe s’active</text:p>
          <draw:enhanced-geometry svg:viewBox="0 0 21600 21600" draw:mirror-horizontal="true" draw:type="rectangle" draw:enhanced-path="M 0 0 L 21600 0 21600 21600 0 21600 0 0 Z N"/>
        </draw:custom-shape>
        <draw:line draw:style-name="gr17" draw:text-style-name="P3" draw:layer="layout" svg:x1="14.5cm" svg:y1="25.5cm" svg:x2="17.5cm" svg:y2="25.5cm">
          <text:p/>
        </draw:line>
        <draw:line draw:style-name="gr18" draw:text-style-name="P3" draw:layer="layout" svg:x1="17.25cm" svg:y1="25.5cm" svg:x2="17.25cm" svg:y2="4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6T11:49:28.229640700</meta:creation-date>
    <dc:date>2026-02-06T12:18:32.623691200</dc:date>
    <meta:editing-duration>PT6M35S</meta:editing-duration>
    <meta:editing-cycles>1</meta:editing-cycles>
    <meta:document-statistic meta:object-count="21"/>
    <meta:generator>LibreOffice/25.2.7.2$Windows_X86_64 LibreOffice_project/5cbfd1ab6520636bb5f7b99185aa69bd7456825d</meta:generator>
  </office:meta>
</office:document-meta>
</file>